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entury Schoolbook L" fo:font-size="12pt" fo:font-weight="normal" style:font-size-asian="12pt" style:font-weight-asian="normal" style:font-size-complex="12pt" style:font-weight-complex="normal"/>
    </style:style>
    <style:style style:name="P2" style:family="paragraph" style:parent-style-name="Standard">
      <style:text-properties style:font-name="Century Schoolbook L"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text-properties style:font-name="Century Schoolbook L" fo:font-size="26pt" fo:font-weight="normal" style:font-size-asian="26pt" style:font-weight-asian="normal" style:font-size-complex="26pt" style:font-weight-complex="normal"/>
    </style:style>
    <style:style style:name="P4" style:family="paragraph" style:parent-style-name="Standard">
      <style:text-properties style:font-name="Century Schoolbook L" fo:font-size="32pt" fo:font-weight="bold" style:font-size-asian="32pt" style:font-weight-asian="bold" style:font-size-complex="32pt" style:font-weight-complex="bold"/>
    </style:style>
    <style:style style:name="P5" style:family="paragraph" style:parent-style-name="Standard" style:list-style-name="L1">
      <style:text-properties style:font-name="Century Schoolbook L" fo:font-size="12pt" fo:font-weight="normal" style:font-size-asian="10.5pt" style:font-weight-asian="normal" style:font-size-complex="12pt" style:font-weight-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Практические задания</text:p>
      <text:p text:style-name="P1"/>
      <text:p text:style-name="P1"/>
      <text:p text:style-name="P2">Выполненные задания 1-6 <text:s/>и ссылки на задания 7-12 присылать на почту</text:p>
      <text:p text:style-name="P1"><text:a xlink:type="simple" xlink:href="mailto:inform586@narod.ru"><text:span text:style-name="T1">inform586@narod.ru</text:span></text:a></text:p>
      <text:p text:style-name="P3"/>
      <text:list xml:id="list2042495642" text:style-name="L1">
        <text:list-item>
          <text:p text:style-name="P5">Написать заявление на имя преподавателя с просьбой поставить «отлично», добавить 1-2 предложения в обоснование просьбы (можно — юмористически).</text:p>
          <text:p text:style-name="P5">Технические требования: «шапка» заявления должна находиться в правом верхнем углу страницы, выровнена по левому краю. Использование более, чем одного пробела не допускается!</text:p>
        </text:list-item>
        <text:list-item>
          <text:p text:style-name="P5">Скопировать в текстовом редакторе бланк заказа </text:p>
          <text:p text:style-name="P5"><text:a xlink:type="simple" xlink:href="http://inform586.narod.ru/magistr/pics/blank.gif">http://inform586.narod.ru/magistr/pics/blank.gif</text:a></text:p>
          <text:p text:style-name="P5">В графе «Заказчик» ввести свои ФИО, графы «Адрес», «Телефон» и 1 строку таблицы («Наименование работ...», …) заполнить произвольными данными.</text:p>
          <text:p text:style-name="P5">Технические требования: строго соблюдать размеры, шрифты, толщину линий, межстрочные интервалы, выравнивания и т.д. </text:p>
        </text:list-item>
        <text:list-item>
          <text:p text:style-name="P5">«Красочная книга». Содержание — произвольное. Технические требования:</text:p>
          <text:p text:style-name="P5">1) первая страница — обложка: имеет цветной фон страницы, содержит название книги и изображение, номера не имеет, в нумерации страниц не участвует;</text:p>
          <text:p text:style-name="P5">2) вторая страница — оглавление. Формируется автоматически при помощи функции «Вставка оглавления». Эта страница участвует в нумерации и имеет номер 1, но номер на странице не указывается;</text:p>
          <text:p text:style-name="P5">3) 3,4 страницы документа — две главы книги. Содержат название главы, изображение и небольшое количество текста, номера проставлены (номера страниц будут — 2,3).</text:p>
        </text:list-item>
        <text:list-item>
          <text:p text:style-name="P5">Электронная таблица «Средняя оценка». 12 ученикам выставить оценки за 10 контрольных работ (для выставления использовать генератор случайных чисел, ГСЧ), найти средний балл для каждого ученика. Баллы, ниже 3,5, должны подсвечиваться красным цветом.</text:p>
        </text:list-item>
        <text:list-item>
          <text:p text:style-name="P5">Электронная таблица «Экстремально низкая успеваемость». 15 ученикам выставить оценки за 12 контрольных работ (с помощью ГСЧ), найти суммарный балл по каждому ученику. Найти средний суммарный балл по классу, стандартное отклонение, разницу между средним и стандартным отклонением принять за нижнюю границу успеваемости. Найти разницу между суммарным баллом ученика и нижней границей. Отрицательные результаты подсветить красным цветом.</text:p>
        </text:list-item>
        <text:list-item>
          <text:p text:style-name="P5">Выполнить графические задания, образцы и краткое описание здесь:<text:line-break/><text:a xlink:type="simple" xlink:href="http://inform586.narod.ru/painting/index.html">http://inform586.narod.ru/painting/index.html</text:a></text:p>
        </text:list-item>
        <text:list-item>
          <text:p text:style-name="P5">Создать ментальную карту по теме специальности, используя веб-сервис MindMeister (выбрать бесплатный тариф). </text:p>
        </text:list-item>
        <text:list-item>
          <text:p text:style-name="P5"><text:soft-page-break/>Создать «летающую презентацию» по теме специальности, используя веб-сервис Prezi (выбрать бесплатный тариф). </text:p>
        </text:list-item>
        <text:list-item>
          <text:p text:style-name="P5">Создать тест по теме специальности, используя инструмент «Формы» в Google documents.</text:p>
        </text:list-item>
        <text:list-item>
          <text:p text:style-name="P5">Создать тест по теме специальности, используя самостоятельно найденный веб-сервис (с бесплатным тарифным планом).</text:p>
        </text:list-item>
        <text:list-item>
          <text:p text:style-name="P5">Описать урок с применением интерактивной доски (на примере ActivBoard).</text:p>
        </text:list-item>
        <text:list-item>
          <text:p text:style-name="P5">Создать сайт по теме специальности на Google sites, не менее 5 страниц с иллюстрациями.<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meta:initial-creator>
    <meta:creation-date>2014-11-05T19:06:03</meta:creation-date>
    <dc:date>2014-11-11T18:02:55</dc:date>
    <dc:creator>a </dc:creator>
    <meta:editing-duration>PT35M31S</meta:editing-duration>
    <meta:editing-cycles>7</meta:editing-cycles>
    <meta:generator>LibreOffice/3.4$Linux LibreOffice_project/340m1$Build-402</meta:generator>
    <meta:document-statistic meta:table-count="0" meta:image-count="0" meta:object-count="0" meta:page-count="2" meta:paragraph-count="22" meta:word-count="351" meta:character-count="2732" meta:non-whitespace-character-count="2409"/>
  </office:meta>
</office:document-meta>
</file>